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0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table:number-columns-repeated="1022"/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Ally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Attack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Attack Reaction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Aura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Defense Re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t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ndma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n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our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k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quip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ap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f-H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x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g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st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o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u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ardi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llusion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chanolog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rch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ebl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peshif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ri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z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d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men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ar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ghtning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01:56:26.6967760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2-23T01:56:48.357790529</dc:date>
    <meta:editing-duration>PT22M32S</meta:editing-duration>
    <meta:editing-cycles>15</meta:editing-cycles>
    <meta:generator>LibreOffice/7.2.5.2$MacOSX_X86_64 LibreOffice_project/499f9727c189e6ef3471021d6132d4c694f357e5</meta:generator>
    <meta:document-statistic meta:table-count="1" meta:cell-count="57" meta:object-count="0"/>
  </office:meta>
</office:document-meta>
</file>